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774cm" svg:x="1.778cm" svg:y="0.762cm">
          <draw:text-box>
            <text:p text:style-name="P1"><text:span text:style-name="T1">Gospel Reading</text:span></text:p>
            <text:p text:style-name="P1"><text:span text:style-name="T2">Luke 16:19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638cm" svg:height="4.76cm" svg:x="1.778cm" svg:y="0.762cm">
          <draw:text-box>
            <text:p><text:span text:style-name="T3">19</text:span><text:span text:style-name="T4">[Jesus said:] “There was a rich man who was clothed in purple and fine linen and who feasted sumptuously every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638cm" svg:height="7.766cm" svg:x="1.778cm" svg:y="0.762cm">
          <draw:text-box>
            <text:p><text:span text:style-name="T3">20</text:span><text:span text:style-name="T4">And at his gate was laid a poor man named Lazarus, covered with sores, </text:span><text:span text:style-name="T3">21</text:span><text:span text:style-name="T4">who desired to be fed with what fell from the rich man’s table. Moreover, even the dogs came and licked his sor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4" draw:layer="layout" svg:width="24.638cm" svg:height="7.766cm" svg:x="1.778cm" svg:y="0.762cm">
          <draw:text-box>
            <text:p><text:span text:style-name="T3">22</text:span><text:span text:style-name="T4">The poor man died and was carried by the angels to Abraham’s side. The rich man also died and was buried, </text:span><text:span text:style-name="T3">23</text:span><text:span text:style-name="T4">and in Hades, being in torment, he lifted up his eyes and saw Abraham far off and Lazarus at his 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4" draw:layer="layout" svg:width="24.638cm" svg:height="6.263cm" svg:x="1.778cm" svg:y="0.762cm">
          <draw:text-box>
            <text:p><text:span text:style-name="T3">24</text:span><text:span text:style-name="T4">And he called out, ‘Father Abraham, have mercy on me, and send Lazarus to dip the end of his finger in water and cool my tongue, for I am in anguish in this flame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4" draw:layer="layout" svg:width="24.638cm" svg:height="6.263cm" svg:x="1.778cm" svg:y="0.762cm">
          <draw:text-box>
            <text:p><text:span text:style-name="T3">25</text:span><text:span text:style-name="T4">But Abraham said, ‘Child, remember that you in your lifetime received your good things, and Lazarus in like manner bad things; but now he is comforted here, and you are in angui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4" draw:layer="layout" svg:width="24.638cm" svg:height="6.263cm" svg:x="1.778cm" svg:y="0.762cm">
          <draw:text-box>
            <text:p><text:span text:style-name="T3">26</text:span><text:span text:style-name="T4">And besides all this, between us and you a great chasm has been fixed, in order that those who would pass from here to you may not be able, and none may cross from there to us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4" draw:layer="layout" svg:width="24.638cm" svg:height="6.263cm" svg:x="1.778cm" svg:y="0.762cm">
          <draw:text-box>
            <text:p><text:span text:style-name="T3">27</text:span><text:span text:style-name="T4">And he said, ‘Then I beg you, father, to send him to my father’s house— </text:span><text:span text:style-name="T3">28</text:span><text:span text:style-name="T4">for I have five brothers—so that he may warn them, lest they also come into this place of torment.’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4" draw:layer="layout" svg:width="24.638cm" svg:height="6.263cm" svg:x="1.778cm" svg:y="0.762cm">
          <draw:text-box>
            <text:p><text:span text:style-name="T3">29</text:span><text:span text:style-name="T4">But Abraham said, ‘They have Moses and the Prophets; let them hear them.’ </text:span><text:span text:style-name="T3">30</text:span><text:span text:style-name="T4">And he said, ‘No, father Abraham, but if someone goes to them from the dead, they will repent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4.638cm" svg:height="4.76cm" svg:x="1.778cm" svg:y="0.762cm">
          <draw:text-box>
            <text:p><text:span text:style-name="T3">31</text:span><text:span text:style-name="T4">He said to him, ‘If they do not hear Moses and the Prophets, neither will they be convinced if someone should rise from the dead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22:56:44.680000000</meta:creation-date>
    <dc:date>2016-09-21T09:20:12.252000000</dc:date>
    <meta:editing-duration>PT2M21S</meta:editing-duration>
    <meta:editing-cycles>4</meta:editing-cycles>
    <meta:generator>LibreOffice/5.2.1.2$Windows_X86_64 LibreOffice_project/31dd62db80d4e60af04904455ec9c9219178d620</meta:generator>
    <meta:document-statistic meta:object-count="51"/>
  </office:meta>
</office:document-meta>
</file>